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49in" svg:x="2.1728in" svg:y="0.0315in">
            <draw:object draw:notify-on-update-of-ranges="Sheet1.A2:Sheet1.A20 Sheet1.B2:Sheet1.B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49in" svg:x="2.2606in" svg:y="4.7059in">
            <draw:object draw:notify-on-update-of-ranges="Sheet1.A28:Sheet1.A46 Sheet1.B28:Sheet1.B4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MA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9337982066" calcext:value-type="float">
            <text:p>0.87933798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62536646384" calcext:value-type="float">
            <text:p>0.86253664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3526550832" calcext:value-type="float">
            <text:p>0.84352655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2201845721" calcext:value-type="float">
            <text:p>0.83220184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26575130707" calcext:value-type="float">
            <text:p>0.82657513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3015505945" calcext:value-type="float">
            <text:p>0.83015505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3942062258" calcext:value-type="float">
            <text:p>0.81394206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16936083324" calcext:value-type="float">
            <text:p>0.81693608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17121407008" calcext:value-type="float">
            <text:p>0.817121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10682830133" calcext:value-type="float">
            <text:p>0.81068283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19592604327" calcext:value-type="float">
            <text:p>0.81959260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19160172933" calcext:value-type="float">
            <text:p>0.81916017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06450348154" calcext:value-type="float">
            <text:p>0.80645034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15072236454" calcext:value-type="float">
            <text:p>0.81507223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8214693214" calcext:value-type="float">
            <text:p>0.80821469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11172118182" calcext:value-type="float">
            <text:p>0.8111721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10994611867" calcext:value-type="float">
            <text:p>0.81099461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15095416084" calcext:value-type="float">
            <text:p>0.81509541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1654232263" calcext:value-type="float">
            <text:p>0.8165423226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MA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897492510771" calcext:value-type="float">
            <text:p>0.897492510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839256321452" calcext:value-type="float">
            <text:p>0.8392563215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813072645759" calcext:value-type="float">
            <text:p>0.813072645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807462370628" calcext:value-type="float">
            <text:p>0.807462370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794126178153" calcext:value-type="float">
            <text:p>0.794126178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796525546722" calcext:value-type="float">
            <text:p>0.7965255467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794369281392" calcext:value-type="float">
            <text:p>0.794369281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786841095024" calcext:value-type="float">
            <text:p>0.786841095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788952403461" calcext:value-type="float">
            <text:p>0.788952403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8457859597" calcext:value-type="float">
            <text:p>0.784578596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79457399172" calcext:value-type="float">
            <text:p>0.7945739917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794822420993" calcext:value-type="float">
            <text:p>0.794822421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796239599093" calcext:value-type="float">
            <text:p>0.7962395991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791817676891" calcext:value-type="float">
            <text:p>0.791817676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810492369419" calcext:value-type="float">
            <text:p>0.810492369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794568813951" calcext:value-type="float">
            <text:p>0.79456881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805076903243" calcext:value-type="float">
            <text:p>0.805076903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807836681513" calcext:value-type="float">
            <text:p>0.8078366815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807944605144" calcext:value-type="float">
            <text:p>0.80794460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21:09:34.787000000</meta:creation-date>
    <dc:date>2015-09-08T02:50:32.534000000</dc:date>
    <meta:editing-duration>PT1H59M25S</meta:editing-duration>
    <meta:editing-cycles>2</meta:editing-cycles>
    <meta:generator>LibreOffice/4.3.1.2$Windows_x86 LibreOffice_project/958349dc3b25111dbca392fbc281a05559ef6848</meta:generator>
    <meta:document-statistic meta:table-count="1" meta:cell-count="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7.11cm" svg:y="0.316cm" chart:style-name="ch2">
          <text:p>RidgeCv</text:p>
        </chart:title>
        <chart:plot-area chart:style-name="ch3" table:cell-range-address="Sheet1.A2:Sheet1.B20" svg:x="1.331cm" svg:y="1.275cm" svg:width="14.349cm" svg:height="6.569cm">
          <chartooo:coordinate-region svg:x="2.243cm" svg:y="1.474cm" svg:width="13.25cm" svg:height="5.723cm"/>
          <chart:axis chart:dimension="x" chart:name="primary-x" chart:style-name="ch4">
            <chart:title svg:x="8.038cm" svg:y="8.024cm" chart:style-name="ch5">
              <text:p>Alpha</text:p>
            </chart:title>
          </chart:axis>
          <chart:axis chart:dimension="y" chart:name="primary-y" chart:style-name="ch4">
            <chart:title svg:x="0.451cm" svg:y="4.934cm" chart:style-name="ch6">
              <text:p>MAE</text:p>
            </chart:title>
            <chart:grid chart:style-name="ch7" chart:class="major"/>
          </chart:axis>
          <chart:series chart:style-name="ch8" chart:values-cell-range-address="Sheet1.B2:Sheet1.B20" chart:class="chart:scatter">
            <chart:domain table:cell-range-address="Sheet1.A2:Sheet1.A20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0</svg:desc>
                </draw:g>
              </table:table-cell>
              <table:table-cell office:value-type="float" office:value="0.879337982066">
                <text:p>0.879337982066</text:p>
                <draw:g>
                  <svg:desc>Sheet1.B2:Sheet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62536646384">
                <text:p>0.8625366463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43526550832">
                <text:p>0.843526550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32201845721">
                <text:p>0.8322018457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26575130707">
                <text:p>0.826575130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3015505945">
                <text:p>0.83015505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13942062258">
                <text:p>0.8139420622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16936083324">
                <text:p>0.816936083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17121407008">
                <text:p>0.817121407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10682830133">
                <text:p>0.8106828301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19592604327">
                <text:p>0.8195926043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19160172933">
                <text:p>0.8191601729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06450348154">
                <text:p>0.806450348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15072236454">
                <text:p>0.815072236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08214693214">
                <text:p>0.8082146932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11172118182">
                <text:p>0.811172118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10994611867">
                <text:p>0.8109946118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15095416084">
                <text:p>0.815095416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1654232263">
                <text:p>0.816542322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Windows_x86 LibreOffice_project/958349dc3b25111dbca392fbc281a05559ef68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7.348cm" svg:y="0.316cm" chart:style-name="ch2">
          <text:p>Lasso</text:p>
        </chart:title>
        <chart:plot-area chart:style-name="ch3" table:cell-range-address="Sheet1.A28:Sheet1.B46" svg:x="1.331cm" svg:y="1.275cm" svg:width="14.349cm" svg:height="6.569cm">
          <chartooo:coordinate-region svg:x="2.243cm" svg:y="1.474cm" svg:width="13.197cm" svg:height="5.723cm"/>
          <chart:axis chart:dimension="x" chart:name="primary-x" chart:style-name="ch4">
            <chart:title svg:x="8.038cm" svg:y="8.024cm" chart:style-name="ch5">
              <text:p>Alpha</text:p>
            </chart:title>
          </chart:axis>
          <chart:axis chart:dimension="y" chart:name="primary-y" chart:style-name="ch4">
            <chart:title svg:x="0.451cm" svg:y="4.934cm" chart:style-name="ch6">
              <text:p>MAE</text:p>
            </chart:title>
            <chart:grid chart:style-name="ch7" chart:class="major"/>
          </chart:axis>
          <chart:series chart:style-name="ch8" chart:values-cell-range-address="Sheet1.B28:Sheet1.B46" chart:class="chart:scatter">
            <chart:domain table:cell-range-address="Sheet1.A28:Sheet1.A46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28:Sheet1.A46</svg:desc>
                </draw:g>
              </table:table-cell>
              <table:table-cell office:value-type="float" office:value="0.897492510771">
                <text:p>0.897492510771</text:p>
                <draw:g>
                  <svg:desc>Sheet1.B28:Sheet1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839256321452">
                <text:p>0.8392563214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813072645759">
                <text:p>0.813072645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807462370628">
                <text:p>0.807462370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794126178153">
                <text:p>0.794126178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796525546722">
                <text:p>0.796525546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794369281392">
                <text:p>0.794369281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786841095024">
                <text:p>0.786841095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788952403461">
                <text:p>0.788952403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78457859597">
                <text:p>0.78457859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79457399172">
                <text:p>0.794573991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794822420993">
                <text:p>0.794822420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796239599093">
                <text:p>0.796239599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791817676891">
                <text:p>0.7918176768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810492369419">
                <text:p>0.810492369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794568813951">
                <text:p>0.794568813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805076903243">
                <text:p>0.8050769032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807836681513">
                <text:p>0.8078366815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807944605144">
                <text:p>0.8079446051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Windows_x86 LibreOffice_project/958349dc3b25111dbca392fbc281a05559ef68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